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onsLoggingListener.CommonsLogging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monsLoggingListener.taskFinished( BuildEvent ev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ommonsLoggingListener.setEmacsMode( boolean emacs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monsLoggingListener.targetStarted( Build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monsLoggingListener.getLog( String cat , String suffi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ommonsLoggingListener.targetFinished( Build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mmonsLoggingListener.setMessageOutputLevel( int 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monsLoggingListener.buildStarted( Build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monsLoggingListener.buildFinished( Build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mmonsLoggingListener.messageLogged( BuildEvent ev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CommonsLoggingListener.realLog( Log log , String message , int priority , Throwable 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CommonsLoggingListener.taskStarted( BuildEvent ev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mmonsLoggingListener.setErrorPrintStream( PrintStream er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sLoggingListener.setOutputPrintStream( PrintStream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